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styles.css */</text:p>
      <text:p text:style-name="Standard"/>
      <text:p text:style-name="Standard">/* Basic styles for the game */</text:p>
      <text:p text:style-name="Standard">body {</text:p>
      <text:p text:style-name="Standard"><text:s text:c="4"/>font-family: Arial, sans-serif;</text:p>
      <text:p text:style-name="Standard"><text:s text:c="4"/>background-color: #1a1a1a;</text:p>
      <text:p text:style-name="Standard"><text:s text:c="4"/>color: white;</text:p>
      <text:p text:style-name="Standard"><text:s text:c="4"/>margin: 0;</text:p>
      <text:p text:style-name="Standard"><text:s text:c="4"/>padding: 0;</text:p>
      <text:p text:style-name="Standard">}</text:p>
      <text:p text:style-name="Standard"/>
      <text:p text:style-name="Standard">#game-container {</text:p>
      <text:p text:style-name="Standard"><text:s text:c="4"/>text-align: center;</text:p>
      <text:p text:style-name="Standard"><text:s text:c="4"/>padding: 20px;</text:p>
      <text:p text:style-name="Standard">}</text:p>
      <text:p text:style-name="Standard"/>
      <text:p text:style-name="Standard">h1 {</text:p>
      <text:p text:style-name="Standard"><text:s text:c="4"/>font-size: 36px;</text:p>
      <text:p text:style-name="Standard"><text:s text:c="4"/>margin-bottom: 20px;</text:p>
      <text:p text:style-name="Standard">}</text:p>
      <text:p text:style-name="Standard"/>
      <text:p text:style-name="Standard">#game-state {</text:p>
      <text:p text:style-name="Standard"><text:s text:c="4"/>font-size: 24px;</text:p>
      <text:p text:style-name="Standard"><text:s text:c="4"/>margin-top: 20px;</text:p>
      <text:p text:style-name="Standard">}</text:p>
      <text:p text:style-name="Standard"/>
      <text:p text:style-name="Standard">#start-button {</text:p>
      <text:p text:style-name="Standard"><text:s text:c="4"/>padding: 10px 20px;</text:p>
      <text:p text:style-name="Standard"><text:s text:c="4"/>background-color: #00cc00;</text:p>
      <text:p text:style-name="Standard"><text:s text:c="4"/>border: none;</text:p>
      <text:p text:style-name="Standard"><text:s text:c="4"/>font-size: 16px;</text:p>
      <text:p text:style-name="Standard"><text:s text:c="4"/>cursor: pointer;</text:p>
      <text:p text:style-name="Standard">}</text:p>
      <text:p text:style-name="Standard"/>
      <text:p text:style-name="Standard">#start-button:hover {</text:p>
      <text:p text:style-name="Standard"><text:s text:c="4"/>background-color: #00990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34:34.955260871</meta:creation-date>
    <dc:date>2024-12-02T21:34:50.996467093</dc:date>
    <meta:editing-duration>PT18S</meta:editing-duration>
    <meta:editing-cycles>1</meta:editing-cycles>
    <meta:document-statistic meta:table-count="0" meta:image-count="0" meta:object-count="0" meta:page-count="1" meta:paragraph-count="31" meta:word-count="64" meta:character-count="506" meta:non-whitespace-character-count="405"/>
    <meta:generator>LibreOffice/7.3.7.2$Linux_X86_64 LibreOffice_project/30$Build-2</meta:generator>
  </office:meta>
</office:document-meta>
</file>